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A7507950.jpg" manifest:media-type="image/jpeg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>
      <style:text-properties officeooo:rsid="001ecd8c" officeooo:paragraph-rsid="001ecd8c"/>
    </style:style>
    <style:style style:name="P3" style:family="paragraph" style:parent-style-name="Standard">
      <style:text-properties fo:color="#0000cc" officeooo:rsid="0020f11c" officeooo:paragraph-rsid="0020f11c"/>
    </style:style>
    <style:style style:name="P4" style:family="paragraph" style:parent-style-name="Standard">
      <style:text-properties fo:color="#000000" officeooo:rsid="0020f11c" officeooo:paragraph-rsid="0020f11c"/>
    </style:style>
    <style:style style:name="P5" style:family="paragraph" style:parent-style-name="Standard">
      <style:text-properties fo:color="#000000" officeooo:rsid="0024814b" officeooo:paragraph-rsid="0024814b"/>
    </style:style>
    <style:style style:name="P6" style:family="paragraph" style:parent-style-name="Standard">
      <style:text-properties fo:color="#000000" officeooo:rsid="0026fa53" officeooo:paragraph-rsid="0026fa53"/>
    </style:style>
    <style:style style:name="P7" style:family="paragraph" style:parent-style-name="Standard" style:list-style-name="L1">
      <style:text-properties officeooo:rsid="001d2651" officeooo:paragraph-rsid="001d2651"/>
    </style:style>
    <style:style style:name="P8" style:family="paragraph" style:parent-style-name="Standard">
      <style:text-properties fo:color="#000000" officeooo:rsid="0024814b" officeooo:paragraph-rsid="0024814b"/>
    </style:style>
    <style:style style:name="T1" style:family="text">
      <style:text-properties officeooo:rsid="00202c22"/>
    </style:style>
    <style:style style:name="T2" style:family="text">
      <style:text-properties officeooo:rsid="0020f11c"/>
    </style:style>
    <style:style style:name="T3" style:family="text">
      <style:text-properties fo:color="#006600"/>
    </style:style>
    <style:style style:name="T4" style:family="text">
      <style:text-properties fo:color="#000000"/>
    </style:style>
    <style:style style:name="T5" style:family="text">
      <style:text-properties fo:color="#3333ff"/>
    </style:style>
    <style:style style:name="T6" style:family="text">
      <style:text-properties fo:color="#3333ff" officeooo:rsid="00287caa"/>
    </style:style>
    <style:style style:name="T7" style:family="text">
      <style:text-properties fo:color="#0000ff"/>
    </style:style>
    <style:style style:name="T8" style:family="text">
      <style:text-properties officeooo:rsid="00287c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6190699799146402818" text:style-name="L1">
        <text:list-item>
          <text:p text:style-name="P7">The main intro screen</text:p>
        </text:list-item>
        <text:list-item>
          <text:p text:style-name="P7">The downloads tab</text:p>
        </text:list-item>
        <text:list-item>
          <text:p text:style-name="P7">and the actual video editing tab</text:p>
        </text:list-item>
      </text:list>
      <text:p text:style-name="P1"/>
      <text:p text:style-name="P2">This is<text:span text:style-name="T3"> my</text:span> <text:span text:style-name="T2">(I hearby claim green as Matts colour) </text:span>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  <text:p text:style-name="P3"><draw:frame draw:style-name="fr2" draw:name="Image2" text:anchor-type="paragraph" svg:x="0cm" svg:y="0.847cm" svg:width="17cm" svg:height="9.562cm" draw:z-index="1"><draw:image xlink:href="Pictures/100000000000080000000480A7507950.jpg" xlink:type="simple" xlink:show="embed" xlink:actuate="onLoad"/></draw:frame><text:soft-page-break/>Wesleys <text:span text:style-name="T4">ideas for the layout (you have been given blue so we can tell everything apart)</text:span></text:p>
      <text:p text:style-name="P3"/>
      <text:p text:style-name="P3"/>
      <text:p text:style-name="P3"><text:span text:style-name="T3">In my latest/this </text:span><text:span text:style-name="T4">commit I have added the video player to the editor tab with a simple button that when first clicked lets the user choose a file to play, it then works as a pause play button.</text:span></text:p>
      <text:p text:style-name="P4">The layout is currently just a simple box layout as that was quick and easy but we will have to work on it at some point.</text:p>
      <text:p text:style-name="P4">My next task will be to have a seperate button to choose the file. Also I will add a stop button that stops the video rather then pausing it (in preperation for another video to be played I guess)</text:p>
      <text:p text:style-name="P4"/>
      <text:p text:style-name="P5"><text:span text:style-name="T5">Testing </text:span>pushing to github---</text:p>
      <text:p text:style-name="P5"/>
      <text:p text:style-name="P5">List of tasks:</text:p>
      <text:p text:style-name="P5">- stop video – <text:span text:style-name="T3">matt</text:span></text:p>
      <text:p text:style-name="P5">- choose file - <text:span text:style-name="T3">matt</text:span></text:p>
      <text:p text:style-name="P5"><text:span text:style-name="T5">- </text:span><text:span text:style-name="T8">overwrite if download exists - </text:span><text:span text:style-name="T6">wesley</text:span></text:p>
      <text:p text:style-name="P5">- strip audio</text:p>
      <text:p text:style-name="P5">- replace audio track</text:p>
      <text:p text:style-name="P5">- overlay audio on existing track</text:p>
      <text:p text:style-name="P5">- various volumes</text:p>
      <text:p text:style-name="P5">- fast forward/ fast back</text:p>
      <text:p text:style-name="P5">- create title and credits</text:p>
      <text:p text:style-name="P5"/>
      <text:p text:style-name="P6"><text:span text:style-name="T7">For layouts</text:span>, I would suggest using MigLayout, which is what I used for assignment 2, and was also used last semester for the Flickr browser. It's really easy to use and to see how everything is laid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06T17:28:21.427780636</dc:date>
    <meta:editing-duration>PT12M27S</meta:editing-duration>
    <meta:editing-cycles>8</meta:editing-cycles>
    <meta:generator>LibreOffice/4.2.4.2$Linux_X86_64 LibreOffice_project/420m0$Build-2</meta:generator>
    <meta:document-statistic meta:table-count="0" meta:image-count="2" meta:object-count="0" meta:page-count="2" meta:paragraph-count="22" meta:word-count="291" meta:character-count="1479" meta:non-whitespace-character-count="1212"/>
  </office:meta>
</office:document-meta>
</file>